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1ab30" officeooo:paragraph-rsid="0001ab30"/>
    </style:style>
    <style:style style:name="P2" style:family="paragraph" style:parent-style-name="Standard">
      <style:text-properties officeooo:rsid="0001ab30" officeooo:paragraph-rsid="00031b4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1ab30" officeooo:paragraph-rsid="0001ab30" style:font-weight-asian="bold" style:font-weight-complex="bold"/>
    </style:style>
    <style:style style:name="T1" style:family="text">
      <style:text-properties officeooo:rsid="00031b41"/>
    </style:style>
    <style:style style:name="T2" style:family="text">
      <style:text-properties officeooo:rsid="000603b6"/>
    </style:style>
    <style:style style:name="T3" style:family="text">
      <style:text-properties officeooo:rsid="00072a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onograma</text:p>
      <text:p text:style-name="P1"/>
      <text:p text:style-name="P1">28/08 – 04/09 <text:s/>→ <text:span text:style-name="T1">Meta-programação</text:span> e wrap-up:</text:p>
      <text:p text:style-name="P1"><text:tab/><text:tab/><text:tab/> <text:s/>.<text:span text:style-name="T3">Predicados de inspeção de estrutura;</text:span></text:p>
      <text:p text:style-name="P1"><text:tab/><text:tab/><text:tab/> <text:s/>.Meta-programação;<text:tab/><text:tab/><text:tab/> <text:s/></text:p>
      <text:p text:style-name="P1"><text:tab/><text:tab/><text:tab/> <text:s/>.<text:span text:style-name="T2">Convenções para documentação e escrita de programas;</text:span></text:p>
      <text:p text:style-name="P1"><text:tab/><text:tab/><text:tab/> <text:s/>.Exemplos de programas explorando os conceitos já vistos.</text:p>
      <text:p text:style-name="P1"/>
      <text:p text:style-name="P1">04/09 – 11/09 <text:s/>→ Programação com restrições passivas:</text:p>
      <text:p text:style-name="P2"><text:tab/><text:tab/><text:tab/> <text:s/>.<text:span text:style-name="T1">Definições e exemplos de CSPs e COPs;</text:span></text:p>
      <text:p text:style-name="P1"><text:tab/><text:tab/><text:tab/> <text:s/>.<text:span text:style-name="T1">Principais tipos de restrições;</text:span></text:p>
      <text:p text:style-name="P1"><text:tab/><text:tab/> <text:s text:c="2"/><text:tab/> <text:s/>.<text:span text:style-name="T1">Busca top-down;</text:span></text:p>
      <text:p text:style-name="P1"><text:tab/><text:tab/><text:tab/> <text:s/>.<text:span text:style-name="T1">Backtracking e a biblioteca suspend.</text:span></text:p>
      <text:p text:style-name="P1"/>
      <text:p text:style-name="P1">11/09 – 18/09 <text:s/>→ Programação com restrições ativas:</text:p>
      <text:p text:style-name="P1"><text:tab/><text:tab/><text:tab/> <text:s/>.<text:span text:style-name="T1">Propagação de restrições;</text:span></text:p>
      <text:p text:style-name="P1"><text:tab/><text:tab/><text:tab/> <text:s/>.<text:span text:style-name="T1">Busca top-down com restrições ativas;</text:span></text:p>
      <text:p text:style-name="P1"><text:tab/><text:tab/><text:tab/> <text:s/>.<text:span text:style-name="T1">Otimização com restrições ativas;</text:span></text:p>
      <text:p text:style-name="P1"><text:tab/><text:tab/><text:tab/> <text:s/>.<text:span text:style-name="T1">Restrições nos reais;</text:span></text:p>
      <text:p text:style-name="P1"><text:tab/><text:tab/><text:tab/> <text:s/>.<text:span text:style-name="T1">Restrições lineares.</text:span></text:p>
      <text:p text:style-name="P1"/>
      <text:p text:style-name="P1">18/09 – 25/09 <text:s/>→ Prolog avançado (aplicações):</text:p>
      <text:p text:style-name="P1"><text:tab/><text:tab/><text:tab/> <text:s/>.Programação não determinística;</text:p>
      <text:p text:style-name="P1"><text:tab/><text:tab/><text:tab/> <text:s/>.Estruturas de dados incompletas;</text:p>
      <text:p text:style-name="P1"><text:tab/><text:tab/><text:tab/> <text:s/>.Programação de segunda ordem;</text:p>
      <text:p text:style-name="P1"><text:tab/><text:tab/><text:tab/> <text:s/>.Transformaçõe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11:59.185247711</meta:creation-date>
    <dc:date>2017-09-04T14:36:46.450275801</dc:date>
    <meta:editing-duration>PT48M52S</meta:editing-duration>
    <meta:editing-cycles>4</meta:editing-cycles>
    <meta:generator>LibreOffice/5.3.5.2$Linux_X86_64 LibreOffice_project/30m0$Build-2</meta:generator>
    <meta:document-statistic meta:table-count="0" meta:image-count="0" meta:object-count="0" meta:page-count="1" meta:paragraph-count="22" meta:word-count="95" meta:character-count="837" meta:non-whitespace-character-count="663"/>
  </office:meta>
</office:document-meta>
</file>